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29.68pt" svg:y="0pt">
            <loext:p draw:notify-on-update-of-ranges="Sheet1.D1:Sheet1.D17 Sheet1.F1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/100" office:value-type="float" office:value="0" calcext:value-type="float">
            <text:p>0</text:p>
          </table:table-cell>
          <table:table-cell table:formula="of:=(EXP([.B1])-1)*[.$B$19]" office:value-type="float" office:value="0" calcext:value-type="float">
            <text:p>0</text:p>
          </table:table-cell>
          <table:table-cell table:formula="of:=180*[.C1]" office:value-type="float" office:value="0" calcext:value-type="float">
            <text:p>0</text:p>
          </table:table-cell>
          <table:table-cell table:formula="of:=[.B1]*[.B1]" office:value-type="float" office:value="0" calcext:value-type="float">
            <text:p>0</text:p>
          </table:table-cell>
          <table:table-cell table:formula="of:=[.E1]*18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/100" office:value-type="float" office:value="0.01" calcext:value-type="float">
            <text:p>0.01</text:p>
          </table:table-cell>
          <table:table-cell table:formula="of:=(EXP([.B2])-1)*[.$B$19]" office:value-type="float" office:value="0.00584896314313056" calcext:value-type="float">
            <text:p>0.0058489631</text:p>
          </table:table-cell>
          <table:table-cell table:formula="of:=180*[.C2]" office:value-type="float" office:value="1.0528133657635" calcext:value-type="float">
            <text:p>1.0528133658</text:p>
          </table:table-cell>
          <table:table-cell table:formula="of:=[.B2]*[.B2]" office:value-type="float" office:value="0.0001" calcext:value-type="float">
            <text:p>0.0001</text:p>
          </table:table-cell>
          <table:table-cell table:formula="of:=[.E2]*180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/100" office:value-type="float" office:value="0.02" calcext:value-type="float">
            <text:p>0.02</text:p>
          </table:table-cell>
          <table:table-cell table:formula="of:=(EXP([.B3])-1)*[.$B$19]" office:value-type="float" office:value="0.0117567093431188" calcext:value-type="float">
            <text:p>0.0117567093</text:p>
          </table:table-cell>
          <table:table-cell table:formula="of:=180*[.C3]" office:value-type="float" office:value="2.11620768176139" calcext:value-type="float">
            <text:p>2.1162076818</text:p>
          </table:table-cell>
          <table:table-cell table:formula="of:=[.B3]*[.B3]" office:value-type="float" office:value="0.0004" calcext:value-type="float">
            <text:p>0.0004</text:p>
          </table:table-cell>
          <table:table-cell table:formula="of:=[.E3]*180"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/100" office:value-type="float" office:value="0.03" calcext:value-type="float">
            <text:p>0.03</text:p>
          </table:table-cell>
          <table:table-cell table:formula="of:=(EXP([.B4])-1)*[.$B$19]" office:value-type="float" office:value="0.0177238293795079" calcext:value-type="float">
            <text:p>0.0177238294</text:p>
          </table:table-cell>
          <table:table-cell table:formula="of:=180*[.C4]" office:value-type="float" office:value="3.19028928831142" calcext:value-type="float">
            <text:p>3.1902892883</text:p>
          </table:table-cell>
          <table:table-cell table:formula="of:=[.B4]*[.B4]" office:value-type="float" office:value="0.0009" calcext:value-type="float">
            <text:p>0.0009</text:p>
          </table:table-cell>
          <table:table-cell table:formula="of:=[.E4]*180"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/100" office:value-type="float" office:value="0.04" calcext:value-type="float">
            <text:p>0.04</text:p>
          </table:table-cell>
          <table:table-cell table:formula="of:=(EXP([.B5])-1)*[.$B$19]" office:value-type="float" office:value="0.0237509199692738" calcext:value-type="float">
            <text:p>0.02375092</text:p>
          </table:table-cell>
          <table:table-cell table:formula="of:=180*[.C5]" office:value-type="float" office:value="4.27516559446928" calcext:value-type="float">
            <text:p>4.2751655945</text:p>
          </table:table-cell>
          <table:table-cell table:formula="of:=[.B5]*[.B5]" office:value-type="float" office:value="0.0016" calcext:value-type="float">
            <text:p>0.0016</text:p>
          </table:table-cell>
          <table:table-cell table:formula="of:=[.E5]*180"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/100" office:value-type="float" office:value="0.05" calcext:value-type="float">
            <text:p>0.05</text:p>
          </table:table-cell>
          <table:table-cell table:formula="of:=(EXP([.B6])-1)*[.$B$19]" office:value-type="float" office:value="0.0298385838264984" calcext:value-type="float">
            <text:p>0.0298385838</text:p>
          </table:table-cell>
          <table:table-cell table:formula="of:=180*[.C6]" office:value-type="float" office:value="5.37094508876971" calcext:value-type="float">
            <text:p>5.3709450888</text:p>
          </table:table-cell>
          <table:table-cell table:formula="of:=[.B6]*[.B6]" office:value-type="float" office:value="0.0025" calcext:value-type="float">
            <text:p>0.0025</text:p>
          </table:table-cell>
          <table:table-cell table:formula="of:=[.E6]*180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]/100" office:value-type="float" office:value="0.1" calcext:value-type="float">
            <text:p>0.1</text:p>
          </table:table-cell>
          <table:table-cell table:formula="of:=(EXP([.B7])-1)*[.$B$19]" office:value-type="float" office:value="0.0612070245600892" calcext:value-type="float">
            <text:p>0.0612070246</text:p>
          </table:table-cell>
          <table:table-cell table:formula="of:=180*[.C7]" office:value-type="float" office:value="11.0172644208161" calcext:value-type="float">
            <text:p>11.0172644208</text:p>
          </table:table-cell>
          <table:table-cell table:formula="of:=[.B7]*[.B7]" office:value-type="float" office:value="0.01" calcext:value-type="float">
            <text:p>0.01</text:p>
          </table:table-cell>
          <table:table-cell table:formula="of:=[.E7]*180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8]/100" office:value-type="float" office:value="0.15" calcext:value-type="float">
            <text:p>0.15</text:p>
          </table:table-cell>
          <table:table-cell table:formula="of:=(EXP([.B8])-1)*[.$B$19]" office:value-type="float" office:value="0.0941837596416974" calcext:value-type="float">
            <text:p>0.0941837596</text:p>
          </table:table-cell>
          <table:table-cell table:formula="of:=180*[.C8]" office:value-type="float" office:value="16.9530767355055" calcext:value-type="float">
            <text:p>16.9530767355</text:p>
          </table:table-cell>
          <table:table-cell table:formula="of:=[.B8]*[.B8]" office:value-type="float" office:value="0.0225" calcext:value-type="float">
            <text:p>0.0225</text:p>
          </table:table-cell>
          <table:table-cell table:formula="of:=[.E8]*180"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/100" office:value-type="float" office:value="0.2" calcext:value-type="float">
            <text:p>0.2</text:p>
          </table:table-cell>
          <table:table-cell table:formula="of:=(EXP([.B9])-1)*[.$B$19]" office:value-type="float" office:value="0.128851248085842" calcext:value-type="float">
            <text:p>0.1288512481</text:p>
          </table:table-cell>
          <table:table-cell table:formula="of:=180*[.C9]" office:value-type="float" office:value="23.1932246554515" calcext:value-type="float">
            <text:p>23.1932246555</text:p>
          </table:table-cell>
          <table:table-cell table:formula="of:=[.B9]*[.B9]" office:value-type="float" office:value="0.04" calcext:value-type="float">
            <text:p>0.04</text:p>
          </table:table-cell>
          <table:table-cell table:formula="of:=[.E9]*180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0]/100" office:value-type="float" office:value="0.3" calcext:value-type="float">
            <text:p>0.3</text:p>
          </table:table-cell>
          <table:table-cell table:formula="of:=(EXP([.B10])-1)*[.$B$19]" office:value-type="float" office:value="0.203609676702312" calcext:value-type="float">
            <text:p>0.2036096767</text:p>
          </table:table-cell>
          <table:table-cell table:formula="of:=180*[.C10]" office:value-type="float" office:value="36.6497418064161" calcext:value-type="float">
            <text:p>36.6497418064</text:p>
          </table:table-cell>
          <table:table-cell table:formula="of:=[.B10]*[.B10]" office:value-type="float" office:value="0.09" calcext:value-type="float">
            <text:p>0.09</text:p>
          </table:table-cell>
          <table:table-cell table:formula="of:=[.E10]*180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1]/100" office:value-type="float" office:value="0.4" calcext:value-type="float">
            <text:p>0.4</text:p>
          </table:table-cell>
          <table:table-cell table:formula="of:=(EXP([.B11])-1)*[.$B$19]" office:value-type="float" office:value="0.286230517890269" calcext:value-type="float">
            <text:p>0.2862305179</text:p>
          </table:table-cell>
          <table:table-cell table:formula="of:=180*[.C11]" office:value-type="float" office:value="51.5214932202484" calcext:value-type="float">
            <text:p>51.5214932202</text:p>
          </table:table-cell>
          <table:table-cell table:formula="of:=[.B11]*[.B11]" office:value-type="float" office:value="0.16" calcext:value-type="float">
            <text:p>0.16</text:p>
          </table:table-cell>
          <table:table-cell table:formula="of:=[.E11]*180"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2]/100" office:value-type="float" office:value="0.5" calcext:value-type="float">
            <text:p>0.5</text:p>
          </table:table-cell>
          <table:table-cell table:formula="of:=(EXP([.B12])-1)*[.$B$19]" office:value-type="float" office:value="0.377540668798145" calcext:value-type="float">
            <text:p>0.3775406688</text:p>
          </table:table-cell>
          <table:table-cell table:formula="of:=180*[.C12]" office:value-type="float" office:value="67.9573203836662" calcext:value-type="float">
            <text:p>67.9573203837</text:p>
          </table:table-cell>
          <table:table-cell table:formula="of:=[.B12]*[.B12]" office:value-type="float" office:value="0.25" calcext:value-type="float">
            <text:p>0.25</text:p>
          </table:table-cell>
          <table:table-cell table:formula="of:=[.E12]*180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3]/100" office:value-type="float" office:value="0.6" calcext:value-type="float">
            <text:p>0.6</text:p>
          </table:table-cell>
          <table:table-cell table:formula="of:=(EXP([.B13])-1)*[.$B$19]" office:value-type="float" office:value="0.47845399210663" calcext:value-type="float">
            <text:p>0.4784539921</text:p>
          </table:table-cell>
          <table:table-cell table:formula="of:=180*[.C13]" office:value-type="float" office:value="86.1217185791933" calcext:value-type="float">
            <text:p>86.1217185792</text:p>
          </table:table-cell>
          <table:table-cell table:formula="of:=[.B13]*[.B13]" office:value-type="float" office:value="0.36" calcext:value-type="float">
            <text:p>0.36</text:p>
          </table:table-cell>
          <table:table-cell table:formula="of:=[.E13]*180"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4]/100" office:value-type="float" office:value="0.7" calcext:value-type="float">
            <text:p>0.7</text:p>
          </table:table-cell>
          <table:table-cell table:formula="of:=(EXP([.B14])-1)*[.$B$19]" office:value-type="float" office:value="0.589980462273532" calcext:value-type="float">
            <text:p>0.5899804623</text:p>
          </table:table-cell>
          <table:table-cell table:formula="of:=180*[.C14]" office:value-type="float" office:value="106.196483209236" calcext:value-type="float">
            <text:p>106.1964832092</text:p>
          </table:table-cell>
          <table:table-cell table:formula="of:=[.B14]*[.B14]" office:value-type="float" office:value="0.49" calcext:value-type="float">
            <text:p>0.49</text:p>
          </table:table-cell>
          <table:table-cell table:formula="of:=[.E14]*180" office:value-type="float" office:value="88.2" calcext:value-type="float">
            <text:p>88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5]/100" office:value-type="float" office:value="0.8" calcext:value-type="float">
            <text:p>0.8</text:p>
          </table:table-cell>
          <table:table-cell table:formula="of:=(EXP([.B15])-1)*[.$B$19]" office:value-type="float" office:value="0.713236273697623" calcext:value-type="float">
            <text:p>0.7132362737</text:p>
          </table:table-cell>
          <table:table-cell table:formula="of:=180*[.C15]" office:value-type="float" office:value="128.382529265572" calcext:value-type="float">
            <text:p>128.3825292656</text:p>
          </table:table-cell>
          <table:table-cell table:formula="of:=[.B15]*[.B15]" office:value-type="float" office:value="0.64" calcext:value-type="float">
            <text:p>0.64</text:p>
          </table:table-cell>
          <table:table-cell table:formula="of:=[.E15]*180"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6]/100" office:value-type="float" office:value="0.9" calcext:value-type="float">
            <text:p>0.9</text:p>
          </table:table-cell>
          <table:table-cell table:formula="of:=(EXP([.B16])-1)*[.$B$19]" office:value-type="float" office:value="0.849455011967345" calcext:value-type="float">
            <text:p>0.849455012</text:p>
          </table:table-cell>
          <table:table-cell table:formula="of:=180*[.C16]" office:value-type="float" office:value="152.901902154122" calcext:value-type="float">
            <text:p>152.9019021541</text:p>
          </table:table-cell>
          <table:table-cell table:formula="of:=[.B16]*[.B16]" office:value-type="float" office:value="0.81" calcext:value-type="float">
            <text:p>0.81</text:p>
          </table:table-cell>
          <table:table-cell table:formula="of:=[.E16]*180" office:value-type="float" office:value="145.8" calcext:value-type="float">
            <text:p>145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7]/100" office:value-type="float" office:value="1" calcext:value-type="float">
            <text:p>1</text:p>
          </table:table-cell>
          <table:table-cell table:formula="of:=(EXP([.B17])-1)*[.$B$19]" office:value-type="float" office:value="1" calcext:value-type="float">
            <text:p>1</text:p>
          </table:table-cell>
          <table:table-cell table:formula="of:=180*[.C17]" office:value-type="float" office:value="180" calcext:value-type="float">
            <text:p>180</text:p>
          </table:table-cell>
          <table:table-cell table:formula="of:=[.B17]*[.B17]" office:value-type="float" office:value="1" calcext:value-type="float">
            <text:p>1</text:p>
          </table:table-cell>
          <table:table-cell table:formula="of:=[.E17]*180" office:value-type="float" office:value="180" calcext:value-type="float">
            <text:p>1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1/(EXP(1)-1)" office:value-type="float" office:value="0.581976706869326" calcext:value-type="float">
            <text:p>0.5819767069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(fr)</text:p>
          </table:table-cell>
          <table:table-cell office:value-type="string" calcext:value-type="string">
            <text:p>d(fl)</text:p>
          </table:table-cell>
          <table:table-cell office:value-type="string" calcext:value-type="string">
            <text:p>d(bl)</text:p>
          </table:table-cell>
          <table:table-cell office:value-type="string" calcext:value-type="string">
            <text:p>d(br)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formula="of:=-[.A2]-[.B2]+[.C2]" office:value-type="float" office:value="1" calcext:value-type="float">
            <text:p>1</text:p>
          </table:table-cell>
          <table:table-cell table:formula="of:=[.A2]-[.B2]-[.C2]" office:value-type="float" office:value="1" calcext:value-type="float">
            <text:p>1</text:p>
          </table:table-cell>
          <table:table-cell table:formula="of:=[.A2]+[.B2]+[.C2]" office:value-type="float" office:value="-3" calcext:value-type="float">
            <text:p>-3</text:p>
          </table:table-cell>
          <table:table-cell table:formula="of:=-[.A2]+[.B2]-[.C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A3]-[.B3]+[.C3]" office:value-type="float" office:value="3" calcext:value-type="float">
            <text:p>3</text:p>
          </table:table-cell>
          <table:table-cell table:formula="of:=[.A3]-[.B3]-[.C3]" office:value-type="float" office:value="-1" calcext:value-type="float">
            <text:p>-1</text:p>
          </table:table-cell>
          <table:table-cell table:formula="of:=[.A3]+[.B3]+[.C3]" office:value-type="float" office:value="-1" calcext:value-type="float">
            <text:p>-1</text:p>
          </table:table-cell>
          <table:table-cell table:formula="of:=-[.A3]+[.B3]-[.C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A4]-[.B4]+[.C4]" office:value-type="float" office:value="-1" calcext:value-type="float">
            <text:p>-1</text:p>
          </table:table-cell>
          <table:table-cell table:formula="of:=[.A4]-[.B4]-[.C4]" office:value-type="float" office:value="-1" calcext:value-type="float">
            <text:p>-1</text:p>
          </table:table-cell>
          <table:table-cell table:formula="of:=[.A4]+[.B4]+[.C4]" office:value-type="float" office:value="-1" calcext:value-type="float">
            <text:p>-1</text:p>
          </table:table-cell>
          <table:table-cell table:formula="of:=-[.A4]+[.B4]-[.C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-[.A5]-[.B5]+[.C5]" office:value-type="float" office:value="1" calcext:value-type="float">
            <text:p>1</text:p>
          </table:table-cell>
          <table:table-cell table:formula="of:=[.A5]-[.B5]-[.C5]" office:value-type="float" office:value="-3" calcext:value-type="float">
            <text:p>-3</text:p>
          </table:table-cell>
          <table:table-cell table:formula="of:=[.A5]+[.B5]+[.C5]" office:value-type="float" office:value="1" calcext:value-type="float">
            <text:p>1</text:p>
          </table:table-cell>
          <table:table-cell table:formula="of:=-[.A5]+[.B5]-[.C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-[.A6]-[.B6]+[.C6]" office:value-type="float" office:value="-1" calcext:value-type="float">
            <text:p>-1</text:p>
          </table:table-cell>
          <table:table-cell table:formula="of:=[.A6]-[.B6]-[.C6]" office:value-type="float" office:value="3" calcext:value-type="float">
            <text:p>3</text:p>
          </table:table-cell>
          <table:table-cell table:formula="of:=[.A6]+[.B6]+[.C6]" office:value-type="float" office:value="-1" calcext:value-type="float">
            <text:p>-1</text:p>
          </table:table-cell>
          <table:table-cell table:formula="of:=-[.A6]+[.B6]-[.C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A7]-[.B7]+[.C7]" office:value-type="float" office:value="1" calcext:value-type="float">
            <text:p>1</text:p>
          </table:table-cell>
          <table:table-cell table:formula="of:=[.A7]-[.B7]-[.C7]" office:value-type="float" office:value="1" calcext:value-type="float">
            <text:p>1</text:p>
          </table:table-cell>
          <table:table-cell table:formula="of:=[.A7]+[.B7]+[.C7]" office:value-type="float" office:value="1" calcext:value-type="float">
            <text:p>1</text:p>
          </table:table-cell>
          <table:table-cell table:formula="of:=-[.A7]+[.B7]-[.C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A8]-[.B8]+[.C8]" office:value-type="float" office:value="-3" calcext:value-type="float">
            <text:p>-3</text:p>
          </table:table-cell>
          <table:table-cell table:formula="of:=[.A8]-[.B8]-[.C8]" office:value-type="float" office:value="1" calcext:value-type="float">
            <text:p>1</text:p>
          </table:table-cell>
          <table:table-cell table:formula="of:=[.A8]+[.B8]+[.C8]" office:value-type="float" office:value="1" calcext:value-type="float">
            <text:p>1</text:p>
          </table:table-cell>
          <table:table-cell table:formula="of:=-[.A8]+[.B8]-[.C8]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-[.A9]-[.B9]+[.C9]" office:value-type="float" office:value="-1" calcext:value-type="float">
            <text:p>-1</text:p>
          </table:table-cell>
          <table:table-cell table:formula="of:=[.A9]-[.B9]-[.C9]" office:value-type="float" office:value="-1" calcext:value-type="float">
            <text:p>-1</text:p>
          </table:table-cell>
          <table:table-cell table:formula="of:=[.A9]+[.B9]+[.C9]" office:value-type="float" office:value="3" calcext:value-type="float">
            <text:p>3</text:p>
          </table:table-cell>
          <table:table-cell table:formula="of:=-[.A9]+[.B9]-[.C9]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2:26:41.762103531</meta:creation-date>
    <dc:date>2017-07-21T23:56:16.886772695</dc:date>
    <meta:editing-duration>PT18M43S</meta:editing-duration>
    <meta:editing-cycles>1</meta:editing-cycles>
    <meta:document-statistic meta:table-count="2" meta:cell-count="16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D1:Sheet1.D17 Sheet1.F1:Sheet1.F17" svg:x="0.32cm" svg:y="0.18cm" svg:width="15.36cm" svg:height="8.64cm">
          <chartooo:coordinate-region svg:x="0.941cm" svg:y="0.379cm" svg:width="14.366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1:Sheet1.D17" chart:class="chart:line">
            <chart:data-point chart:repeated="17"/>
          </chart:series>
          <chart:series chart:style-name="ch6" chart:values-cell-range-address="Sheet1.F1:Sheet1.F17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:Sheet1.D17</svg:desc>
                </draw:g>
              </table:table-cell>
              <table:table-cell office:value-type="float" office:value="0">
                <text:p>0</text:p>
                <draw:g>
                  <svg:desc>Sheet1.F1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28133657635">
                <text:p>1.052813365763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620768176139">
                <text:p>2.1162076817613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9028928831142">
                <text:p>3.19028928831142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7516559446928">
                <text:p>4.27516559446928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7094508876971">
                <text:p>5.3709450887697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0172644208161">
                <text:p>11.017264420816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9530767355055">
                <text:p>16.953076735505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1932246554515">
                <text:p>23.193224655451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6497418064161">
                <text:p>36.649741806416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5214932202484">
                <text:p>51.521493220248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573203836662">
                <text:p>67.95732038366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1217185791933">
                <text:p>86.1217185791933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.196483209236">
                <text:p>106.196483209236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.382529265572">
                <text:p>128.382529265572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.901902154122">
                <text:p>152.901902154122</text:p>
              </table:table-cell>
              <table:table-cell office:value-type="float" office:value="145.8">
                <text:p>14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